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TT10" svg:font-family="CMTT10"/>
    <style:font-face style:name="Free mon" svg:font-family="'Free mon'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reeMono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Liberation Serif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Liberation Serif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Liberation Serif" fo:font-size="11pt" fo:font-weight="bold" style:font-name-asian="CMTT10" style:font-size-asian="11pt" style:font-weight-asian="bold" style:font-name-complex="CMTT10" style:font-size-complex="11pt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Liberation Serif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Free mono" fo:font-size="11pt" style:font-name-asian="CMTT10" style:font-size-asian="11pt" style:font-name-complex="CMTT10" style:font-size-complex="11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5" style:family="paragraph" style:parent-style-name="Standard">
      <style:paragraph-properties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Free mono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Free mono" fo:font-size="11pt" fo:font-style="normal" style:font-name-asian="CMTT10" style:font-size-asian="11pt" style:font-style-asian="normal" style:font-name-complex="CMTT10" style:font-size-complex="11pt" style:font-style-complex="normal"/>
    </style:style>
    <style:style style:name="P18" style:family="paragraph" style:parent-style-name="Standard">
      <style:paragraph-properties style:text-autospace="none"/>
      <style:text-properties style:font-name="CMTT10" fo:font-size="11pt" style:font-name-asian="CMTT10" style:font-size-asian="11pt" style:font-name-complex="CMTT10" style:font-size-complex="11pt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Liberation Serif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Free mono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21" style:family="paragraph" style:parent-style-name="Standard" style:list-style-name="">
      <style:paragraph-properties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normal" style:font-weight-asian="normal" style:font-weight-complex="normal"/>
    </style:style>
    <style:style style:name="T4" style:family="text">
      <style:text-properties style:font-name="Free mono"/>
    </style:style>
    <style:style style:name="T5" style:family="text">
      <style:text-properties style:font-name="Free mono" fo:font-size="11pt" style:font-name-asian="CMTT10" style:font-size-asian="11pt" style:font-name-complex="CMTT10" style:font-size-complex="11pt"/>
    </style:style>
    <style:style style:name="T6" style:family="text">
      <style:text-properties fo:font-size="11pt" style:font-name-asian="CMTT10" style:font-size-asian="11pt" style:font-name-complex="CMTT10" style:font-size-complex="11pt"/>
    </style:style>
    <style:style style:name="T7" style:family="text">
      <style:text-properties style:font-name="Free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ALE BISON</text:p>
      <text:p text:style-name="P7">(A partire dal paragrafo 3.5 – “Definendo la semantica del linguaggio”)</text:p>
      <text:p text:style-name="P1"/>
      <text:p text:style-name="P1"/>
      <text:p text:style-name="P3">3.5 – Definendo la semantica del linguaggio</text:p>
      <text:p text:style-name="P1"/>
      <text:p text:style-name="P2">Le regole grammaticali per un linguaggio determinano solo la sintassi. Le semantiche sono determinate dai valori semantici associati con i vari token e raggruppamenti e dalle azioni intraprese quando diversi raggruppamenti vengono riconosciuti.</text:p>
      <text:p text:style-name="P2">Per esempio, la calcolatrice calcola in modo appropriato poiché i valori associati con ciascuna espressione è il numero giusto; addiziona correttamente poiché l'azione per il raggruppamento “x+y” è aggiungere i numeri associati a x e y.</text:p>
      <text:p text:style-name="P2"/>
      <text:p text:style-name="P3">3.5.1 - Tipi di dati e valori semantici</text:p>
      <text:p text:style-name="P2"/>
      <text:p text:style-name="P2">In un semplice programma potrebbe essere sufficiente usare lo stesso tipo di dato per il valore semantico di tutti i costrutti del linguaggio. Questo era vero negli RPN (vedere sezione 2.1 <text:span text:style-name="T1">Reverse Polish Notation Calculator</text:span>) <text:s/>e negli esempi di calcolatori infissi (?, ndt).</text:p>
      <text:p text:style-name="P2">Bison normalmente usa il tipo <text:span text:style-name="T1">int</text:span> per i valori semantici se il tuo programma usa lo stesso tipo di dato per ogni costrutto del linguaggio. Per specificare un altro tipo, definire <text:span text:style-name="T3">YYSTYPE</text:span> come una macro, così:</text:p>
      <text:p text:style-name="P2"/>
      <text:p text:style-name="P5">#define YYSTYPE double</text:p>
      <text:p text:style-name="P2"/>
      <text:p text:style-name="P2">Il sostituto di YYSTYPE dovrebbe essere un nome di un tipo che non contiene parentesi tonde o quadre. Questa definizione di macro deve andare nel prologo del file della grammatica.</text:p>
      <text:p text:style-name="P2"/>
      <text:p text:style-name="P3">3.5.2 – Più di un valore di tipo</text:p>
      <text:p text:style-name="P2"/>
      <text:p text:style-name="P2">Nella maggior parte dei programmi si avrà bisogno di differenti tipi di dati per diversi generi di token e raggruppamenti. Per esempio, una costante numerica potrebbe aver bisogno di un int o un long int, mentre una stringa costante ha bisogno di un char* e un identificatore di un puntatore ad una entry della symbol table.</text:p>
      <text:p text:style-name="P2">Per usare più di un tipo di dato per i valori semantici in un parser, Bison ha bisogno che tu faccia due cose:</text:p>
      <text:p text:style-name="P2">-Specificare l'intera collezione dei possibili tipi di dati, usando la dichiarazione di Bison <text:span text:style-name="T2">%union</text:span> (vedere sezione 3.7.4), oppure usando una <text:span text:style-name="T2">typedef</text:span> o una <text:span text:style-name="T2">#define</text:span> per definire <text:span text:style-name="T2">YYSTYPE</text:span> come un tipo unione i cui nomi membri sono le etichette dei tipi;</text:p>
      <text:p text:style-name="P2">-Scegliere uno di questi tipi per ciascun simbolo (terminale o non-terminale) per il quale il valore semantico è usato. Ciò è possibile farlo attraverso la dichiarazione Bison <text:span text:style-name="T2">%token</text:span> (vedere sezione 3.7.2) e per raggruppamenti con la dichiarazione Bison <text:span text:style-name="T2">%type</text:span> (vedere sezione 3.7.5).</text:p>
      <text:p text:style-name="P2"/>
      <text:p text:style-name="P3">3.5.3 – Azioni</text:p>
      <text:p text:style-name="P2"/>
      <text:p text:style-name="P2">Un'azione accompagna una regola sintattica e contiene del codice C da eseguire ogni volta che un istanza di quella regola viene riconosciuta. Il compito della maggior parte delle azioni è di calcolare un valore semantico per il raggruppamento costruito dalla regola dai valori semantici associati con i token o con raggruppamenti più piccoli.</text:p>
      <text:p text:style-name="P2">Un'azione consiste di un codice in parentesi in asserzioni C e può essere posizionato in qualsiasi posizione nella regola; verrà eseguito in quella posizione. La maggior parte delle regole hanno solo un'azione alla fine della regola, che segue tutti i componenti. Azioni nel mezzo della regola possono <text:soft-page-break/>giocare scherzi e sono usati solo per scopi speciali (vedere sezione 3.5.5).</text:p>
      <text:p text:style-name="P2">Il codice C in un'azione può riferirsi ai valori semantici dei componenti corrisposti dalla regola con il costrutto <text:span text:style-name="T2">$n</text:span>, che sta per il valore dell'n-esimo componente. Il valore semantico per il raggruppamento costruito è <text:span text:style-name="T2">$$</text:span>. Inoltre, i valori semantici dei simboli possono essere accessi con il costrutto referenziato dai nomi (“named references construct ”, ndt) <text:span text:style-name="T2">$name</text:span> oppure <text:span text:style-name="T2">$[name]</text:span>.</text:p>
      <text:p text:style-name="P2">Bison traduce entrambi questi costrutti in espressioni del tipo appropriato quando copia l'azione nel file di implementazione del parser. <text:span text:style-name="T2">$$</text:span> (oppure <text:span text:style-name="T2">$name</text:span> quando sta per il raggruppamento corrente) viene tradotto in un <text:span text:style-name="T2">lvalue</text:span> modificabile, in modo da poter essere assegnato.</text:p>
      <text:p text:style-name="P2">Segue un tipico esempio:</text:p>
      <text:p text:style-name="P2"/>
      <text:p text:style-name="P4">exp: <text:tab/>.. .</text:p>
      <text:p text:style-name="P4"><text:tab/>| exp ’+’ exp </text:p>
      <text:p text:style-name="P4"><text:tab/>{ $$ = $1 + $3; } </text:p>
      <text:p text:style-name="P4"/>
      <text:p text:style-name="P2">Oppure, in termini di riferimenti con nome:</text:p>
      <text:p text:style-name="P2"/>
      <text:p text:style-name="P4">exp[result]: <text:tab/>... </text:p>
      <text:p text:style-name="P4"><text:tab/>| exp[left] ’+’ exp[right] </text:p>
      <text:p text:style-name="P4"><text:tab/> <text:s text:c="2"/>{ $result = $left + $right; } </text:p>
      <text:p text:style-name="P2"/>
      <text:p text:style-name="P2">Questa regola costruisce una <text:span text:style-name="T2">exp</text:span> da due più raggruppamenti <text:span text:style-name="T2">exp</text:span> più piccoli connessi da un token di simbolo +. Nell'azione <text:span text:style-name="T2">$1</text:span> e <text:span text:style-name="T2">$3</text:span> (<text:span text:style-name="T2">$left</text:span> e <text:span text:style-name="T2">$right</text:span>) si riferiscono ai valori semantici dei due componenti del raggruppamento <text:span text:style-name="T2">exp</text:span>, che sono il primo e il terzo simbolo sul lato destro della regola. La somma è memorizzata in <text:span text:style-name="T2">$$</text:span> (<text:span text:style-name="T2">$result</text:span>) così che diventa il valore semantico dell'espressione di addizione appena riconosciuta dalla regola. Se ci fosse stato un valore semantico utile associato con il token “+”, ci si sarebbe potuti riferire con <text:span text:style-name="T2">$2</text:span>.</text:p>
      <text:p text:style-name="P2">Vedere sezione 3.5.6, per maggiori informazioni circa l'uso dei costrutti di riferimenti con nome (“named references construct ”, ndt).</text:p>
      <text:p text:style-name="P2">Notare che il pipe “|” è davvero un separatore di regole e le azioni sono collegate ad una singola regola. Ciò è differente rispetto a strumenti come Flex, per i quali “|” sta o per “oppure”, o “la stessa azione della successiva regola”. Nel seguente esempio, l'azione è innescata solo quando è trovata la 'b':</text:p>
      <text:p text:style-name="P2"/>
      <text:p text:style-name="P4">a-or-b: ’a’|’b’ <text:tab/>{ a_or_b_found = 1; }; </text:p>
      <text:p text:style-name="P2"/>
      <text:p text:style-name="P2">Se non specifichi alcuna azione una regola, Bison, provvede di defalut a fare: <text:span text:style-name="T2">$$=$1</text:span>. Così, il valore del primo simbolo della regola diventa il valore dell'intera regola. Naturalmente, l'azione di default è valida solo se i due tipi di dato corrispondono. Non c'è nessuna azione di default che abbia un significato per una regola vuota; ogni regola vuota deve avere un azione esplicita a meno che il valore della regola non importi.</text:p>
      <text:p text:style-name="P2"><text:span text:style-name="T4">$n</text:span> con <text:span text:style-name="T4">n</text:span> nullo o negativo è permesso per riferimenti a token e raggruppamenti sullo stack prima di quelli che corrispondono alla corrente regola. Questa è una pratica molto rischiosa e per essere usata in modo affidabile bisogna essere certi del contesto in cui tale regola viene applicata. Ecco un caso in cui c'è questa affidabilità:</text:p>
      <text:p text:style-name="P2"/>
      <text:p text:style-name="P17">foo:<text:tab/><text:tab/>expr bar ’+’ expr { ... }</text:p>
      <text:p text:style-name="P13"><text:tab/><text:tab/>| expr bar ’-’ expr { ... }</text:p>
      <text:p text:style-name="P12"><text:tab/><text:tab/>;</text:p>
      <text:p text:style-name="P12"/>
      <text:p text:style-name="P12">bar:<text:tab/><text:tab/>/* empty */</text:p>
      <text:p text:style-name="P12"><text:tab/><text:tab/>{ previous_expr = $0; }</text:p>
      <text:p text:style-name="P15"><text:tab/><text:tab/>;</text:p>
      <text:p text:style-name="P18"><text:soft-page-break/></text:p>
      <text:p text:style-name="P9"><text:span text:style-name="T6">Finchè </text:span><text:span text:style-name="T5">bar</text:span><text:span text:style-name="T6"> è usato in questo piccolo ambito mostrato qui </text:span><text:span text:style-name="T5">$0</text:span><text:span text:style-name="T6"> si riferirà sempre all'</text:span><text:span text:style-name="T5">expr</text:span><text:span text:style-name="T6"> che precede </text:span><text:span text:style-name="T5">bar</text:span><text:span text:style-name="T6"> nella definizione di </text:span><text:span text:style-name="T5">foo</text:span><text:span text:style-name="T6">.</text:span></text:p>
      <text:p text:style-name="P9"><text:span text:style-name="T6">È anche possibile accedere al valore semantico del token di lookahead, se presente, da un'azione semantica. Questo valore semantico è memorizzato in </text:span><text:span text:style-name="T5">yylval</text:span><text:span text:style-name="T6">. Vedere sezione 4.8.</text:span></text:p>
      <text:p text:style-name="P10"/>
      <text:p text:style-name="P10">3.5.4 – Tipi di dati dei valori nelle azioni</text:p>
      <text:p text:style-name="P11"/>
      <text:p text:style-name="P8"><text:span text:style-name="T6">Se è stato scelto un singolo tipo di dato per i valori semantici, i costrutti </text:span><text:span text:style-name="T5">$$</text:span><text:span text:style-name="T6"> e </text:span><text:span text:style-name="T5">$n</text:span><text:span text:style-name="T6"> hanno sempre quel tipo di dato.</text:span></text:p>
      <text:p text:style-name="P8"><text:span text:style-name="T6">Se si è usato </text:span><text:span text:style-name="T5">%union</text:span><text:span text:style-name="T6"> per specificare una varietà di tipi di dati, allora va dichiarata una scelta tra questi tipi per ogni simbolo terminale o non-terminale che può avere un valore semantico. Poi, ogni volta che si usa </text:span><text:span text:style-name="T5">$$</text:span><text:span text:style-name="T6"> o </text:span><text:span text:style-name="T5">$n</text:span><text:span text:style-name="T6">, il suo tipo di dato è determinato dal simbolo al quale si riferisce nella regola. In questo esempio,</text:span></text:p>
      <text:p text:style-name="P11"/>
      <text:p text:style-name="P16">exp:<text:tab/><text:tab/>...</text:p>
      <text:p text:style-name="P14"><text:tab/><text:tab/>| exp ’+’ exp</text:p>
      <text:p text:style-name="P14"><text:tab/><text:tab/> <text:s/>{ $$ = $1 + $3; }</text:p>
      <text:p text:style-name="P11"/>
      <text:p text:style-name="P8"><text:span text:style-name="T5">$1</text:span><text:span text:style-name="T6"> e </text:span><text:span text:style-name="T5">$3</text:span><text:span text:style-name="T6"> si riferiscono a istanze di </text:span><text:span text:style-name="T5">exp</text:span><text:span text:style-name="T6">, così che hanno tutti il tipo di dato dichiarato per il simbolo non terminale </text:span><text:span text:style-name="T5">exp</text:span><text:span text:style-name="T6">. Se fosse stato usato $2, avrebbe avuto il tipo di dato dichiarato per il simbolo terminale “+”, qualunque esso sia stato.</text:span></text:p>
      <text:p text:style-name="P8"><text:span text:style-name="T6">Alternativamente, è possibile specificare il tipo di dato quando ci si riferisce al valore, inserendo “</text:span><text:span text:style-name="T5">&lt;type&gt;</text:span><text:span text:style-name="T6">” dopo il “</text:span><text:span text:style-name="T5">$</text:span><text:span text:style-name="T6">” all'inizio del riferimento. Per esempio, se si è definito un tipo come segue:</text:span></text:p>
      <text:p text:style-name="P11"/>
      <text:p text:style-name="P16">%union {</text:p>
      <text:p text:style-name="P16"><text:tab/>int itype;</text:p>
      <text:p text:style-name="P16"><text:tab/>double dtype;</text:p>
      <text:p text:style-name="P16">}</text:p>
      <text:p text:style-name="P11"/>
      <text:p text:style-name="P8"><text:span text:style-name="T6">allora si può scrivere </text:span><text:span text:style-name="T5">$&lt;itype&gt;1</text:span><text:span text:style-name="T6"> per riferirsi alla prima sottounità della regola come un intero, oppure </text:span><text:span text:style-name="T5">$&lt;dtype&gt;1</text:span><text:span text:style-name="T6"> per riferircisi come un double.</text:span></text:p>
      <text:p text:style-name="P10"/>
      <text:p text:style-name="P10">3.5.5 – Azioni in mezzo a una regola</text:p>
      <text:p text:style-name="P11"/>
      <text:p text:style-name="P11">Di tanto in tanto può risultare utile inserire un azione nel mezzo di una regola. Queste azioni sono scritte esattamente come le solite azioni a fine regola, ma sono eseguite prima che il parser riconosca i successivi componenti.</text:p>
      <text:p text:style-name="P8"><text:span text:style-name="T6">Un'azione nel mezzo di una regola può fare riferimento ai componenti precedenti usando </text:span><text:span text:style-name="T5">$n</text:span><text:span text:style-name="T6">, ma non può riferirsi a componenti successivi perché è eseguita prima che siano scansionati (“parsed”, ndt).</text:span></text:p>
      <text:p text:style-name="P8"><text:span text:style-name="T6">L'azione nel mezzo stessa conta come una dei componenti della regola. Ciò fa differenza quando c'è un'altra azione dopo nella stessa regola (e di solito ce n'è un'altra alla fine): vanno contate le azioni assieme ai simboli quando si decide che numero </text:span><text:span text:style-name="T5">n</text:span><text:span text:style-name="T6"> usare in </text:span><text:span text:style-name="T5">$n</text:span><text:span text:style-name="T6">.</text:span></text:p>
      <text:p text:style-name="P8"><text:span text:style-name="T6">L'azione nel mezzo della regola può avere anche un valore semantico. L'azione può impostare il proprio valore con un'assegnazione a </text:span><text:span text:style-name="T5">$$</text:span><text:span text:style-name="T6"> e le azioni successive nella regola possono riferirsi al valore usando </text:span><text:span text:style-name="T5">$n</text:span><text:span text:style-name="T6">. dato che non ci sono simboli da rinominare nell'azione, non c'è modo di dichiarare in anticipo un tipo di dato per il valore, e quindi vanno usati i costrutti “</text:span><text:span text:style-name="T5">$&lt;...&gt;n</text:span><text:span text:style-name="T6">” per specificare un tipo di dato ogni volta che ci si vuole riferire a questo valore.</text:span></text:p>
      <text:p text:style-name="P11">Non c'è modo di impostare il valore dell'intera regola con un'azione in mezzo alla stessa, poiché le assegnazioni a $$ non hanno quest'effetto. Il solo modo per impostare un valore per l'intera regola è con uns comune azione alla fine della regola.</text:p>
      <text:p text:style-name="P8"><text:span text:style-name="T6">Ecco un esempio da un ipotetico compilatore che manipola un'asserzione </text:span><text:span text:style-name="T5">let</text:span><text:span text:style-name="T6"> che somiglia a “</text:span><text:span text:style-name="T5">let (variable) statement</text:span><text:span text:style-name="T6">” e serve a creare la variabile di nome </text:span><text:span text:style-name="T5">variable</text:span><text:span text:style-name="T6"> in modo temporaneo per la durata dell'asserzione. Per scansionare (“to parse..”, ndt) questo costrutto, </text:span><text:span text:style-name="T5">variable</text:span><text:span text:style-name="T6"> va messa nella symbol table intanto che </text:span><text:span text:style-name="T5">statement</text:span><text:span text:style-name="T6"> viene scansionata, per poi essere rimossa. Ecco come fare:</text:span></text:p>
      <text:p text:style-name="P11"/>
      <text:p text:style-name="P16"><text:soft-page-break/>stmt:<text:tab/> LET ’(’ var ’)’</text:p>
      <text:p text:style-name="P12"><text:tab/><text:tab/>{ $&lt;context&gt;$ = push_context ();</text:p>
      <text:p text:style-name="P12"><text:tab/><text:tab/> <text:s/>declare_variable ($3); }</text:p>
      <text:p text:style-name="P12"><text:tab/> stmt { $$ = $6;</text:p>
      <text:p text:style-name="P15"><text:tab/><text:tab/> <text:s/>pop_context ($&lt;context&gt;5); }</text:p>
      <text:p text:style-name="P11"/>
      <text:p text:style-name="P8"><text:span text:style-name="T6">Appena “</text:span><text:span text:style-name="T5">let (variable)</text:span><text:span text:style-name="T6">” è riconosciuta, viene eseguita la prima azione. Questa salva una copia del contesto semantico corrente (la lista delle variabili accessibili) come il suo valore semantico, usando un </text:span><text:span text:style-name="T5">context</text:span><text:span text:style-name="T6"> alternativo nell'unione dei tipi di dato. Poi viene chiamata </text:span><text:span text:style-name="T5">declare_variable</text:span><text:span text:style-name="T6"> per aggiungere la nuova variabile a quella lista. Al termine della prima azione, lo statement incorporato </text:span><text:span text:style-name="T5">stmt</text:span><text:span text:style-name="T6"> può essere scansionato (“parsed”, ndt). Notare che l'azione al centro della regola è il componente numero 5, e quindi “</text:span><text:span text:style-name="T5">stmt</text:span><text:span text:style-name="T6">” è il componente numero 6.</text:span></text:p>
      <text:p text:style-name="P8"><text:span text:style-name="T6">Dopo che lo statement incorporato è stato scansionato, il suo valore semantico diventa il valore dell'intero statement </text:span><text:span text:style-name="T5">let</text:span><text:span text:style-name="T6">. Poi il valore semantico dall'azione precedente è usato per ripristinare la precedente lista di variabili. Ciò rimuove la variabile temporanea del </text:span><text:span text:style-name="T5">let</text:span><text:span text:style-name="T6"> dalla lista cosicchè non apparirà più nella scansione del resto del programma.</text:span></text:p>
      <text:p text:style-name="P11">Nell'esempio di sopra, se il parser avvia un error recovery (vedere capitolo 6) mentre scansiona i token nello statement incorporato stmt, potrebbe eliminare il precedente contesto semantico $&lt;context&gt;5 senza ripristinarlo. Così, $&lt;context&gt;5 ha bisogno di un distruttore (vedere sezione 3.7.7). Comunque, al momento Bison non offre mezzi per dichiarare un distruttore su misura del particolare valore semantico dell'azione di metà regola.</text:p>
      <text:p text:style-name="P11">Una soluzione è di seppellire l'azione di metà regola all'interno di un simbolo non-terminale e di dichiarare un distruttore per quel simbolo:</text:p>
      <text:p text:style-name="P11"/>
      <text:p text:style-name="P16">%type &lt;context&gt; let</text:p>
      <text:p text:style-name="P12">%destructor { pop_context ($$); } let</text:p>
      <text:p text:style-name="P12"/>
      <text:p text:style-name="P12">%%</text:p>
      <text:p text:style-name="P12">stmt: let stmt</text:p>
      <text:p text:style-name="P12"><text:tab/><text:tab/>{ $$ = $2;</text:p>
      <text:p text:style-name="P12"><text:tab/><text:tab/> <text:s/>pop_context ($1); }</text:p>
      <text:p text:style-name="P12"><text:tab/>;</text:p>
      <text:p text:style-name="P12"/>
      <text:p text:style-name="P12">let: LET ’(’ var ’)’</text:p>
      <text:p text:style-name="P12"><text:tab/><text:tab/>{ $$ = push_context ();</text:p>
      <text:p text:style-name="P12"><text:tab/><text:tab/> <text:s/>declare_variable ($3); }</text:p>
      <text:p text:style-name="P15"><text:tab/>;</text:p>
      <text:p text:style-name="P11"/>
      <text:p text:style-name="P11"/>
      <text:p text:style-name="P11">Notare che l'azione è ora alla fine della regola. Qualsiasi azione a metà regola può essere convertita in una a fine regola in questo modo e questo è quanto Bison fa correntemente per implementare le azioni a metà regola.</text:p>
      <text:p text:style-name="P11">Intraprendere un'azione prima che la regola sia completamente riconosciuta spesso conduce a conflitti dato che il parser deve aver (“must commit to a parse”, intraducibile, ndt) per eseguire l'azione. Per esempio, le seguenti due regole, senza l'azione a metà regola, possono coesistere in un parser funzionante poiché il parser può spostare il token di parentesi aperta e vedere cosa segue prima di decidere se ci sia una dichiarazione oppure no:</text:p>
      <text:p text:style-name="P11"/>
      <text:p text:style-name="P16">compound: <text:s/>’{’ declarations statements ’}’</text:p>
      <text:p text:style-name="P12"><text:tab/> <text:s text:c="2"/>| ’{’ statements ’}’</text:p>
      <text:p text:style-name="P15"><text:tab/> <text:s text:c="2"/>;</text:p>
      <text:p text:style-name="P11"/>
      <text:p text:style-name="P11">Ma quando viene aggiunta un'azione a metà regola come segue, la regola diventa instabile:</text:p>
      <text:p text:style-name="P11"/>
      <text:p text:style-name="P16">compound:<text:tab/>{ prepare_for_local_variables (); }</text:p>
      <text:p text:style-name="P12"><text:tab/> <text:s text:c="4"/>’{’ declarations statements ’}’</text:p>
      <text:p text:style-name="P12"><text:tab/> <text:s text:c="2"/>| ’{’ statements ’}’</text:p>
      <text:p text:style-name="P15"><text:soft-page-break/><text:tab/>;</text:p>
      <text:p text:style-name="P11"/>
      <text:p text:style-name="P11">Ora il parser è forzato a decidere l'esecuzione dell'azione di metà regola quando non ha letto che solo il simbolo di aperta parentesi. In altre parole, deve poter andare a buon fine (“commit”, ndt) usando una regola o l'altra, senza sufficienti informazioni per farlo correttamente. (il simbolo di aperta parentesi è ciò che è chiamato token di lookahead, dato che il parser deve ancora decidere cosa farne. Vedere sezione 5.1).</text:p>
      <text:p text:style-name="P11"/>
      <text:p text:style-name="P11">Si potrebbe pensare che il problema si possa risolvere inserendo azioni identiche nelle due regole così:</text:p>
      <text:p text:style-name="P11"/>
      <text:p text:style-name="P16">compound: { prepare_for_local_variables (); }</text:p>
      <text:p text:style-name="P12"><text:tab/> <text:s text:c="4"/>’{’ declarations statements ’}’</text:p>
      <text:p text:style-name="P12"><text:tab/> <text:s text:c="2"/>| { prepare_for_local_variables (); }</text:p>
      <text:p text:style-name="P12"><text:tab/> <text:s text:c="4"/>’{’ statements ’}’</text:p>
      <text:p text:style-name="P15"><text:tab/> <text:s text:c="2"/>;</text:p>
      <text:p text:style-name="P11"/>
      <text:p text:style-name="P11">Ma ciò non aiuta poiché Bisono non si accorge che le due azioni sono identiche (Bison non tenta mai di capire il codice C in un azione).</text:p>
      <text:p text:style-name="P11">Se la grammatica è tale che una dichiarazione può essere distinta da uno statement dal primo token (cosa che può accadere in C), allora una soluzione che funziona è di inserire l'azione dopo il simbolo di aperta partentesi, come segue:</text:p>
      <text:p text:style-name="P11"/>
      <text:p text:style-name="P16">compound: ’{’ { prepare_for_local_variables (); }</text:p>
      <text:p text:style-name="P12"><text:tab/><text:tab/>declarations statements ’}’</text:p>
      <text:p text:style-name="P12"><text:tab/> <text:s text:c="2"/>| ’{’ statements ’}’</text:p>
      <text:p text:style-name="P15"><text:tab/> <text:s text:c="2"/>;</text:p>
      <text:p text:style-name="P11"/>
      <text:p text:style-name="P11">Ora il primo token della seguente dichiarazione o statement, che in ogni caso direbbe a Bison quale regola usare, può ancora farlo.</text:p>
      <text:p text:style-name="P11">Un'altra soluzione è di mettere l'azione dentro un simbolo non-terminale che serve come una subroutine:</text:p>
      <text:p text:style-name="P11"/>
      <text:p text:style-name="P16">subroutine: /* empty */</text:p>
      <text:p text:style-name="P12"><text:tab/><text:tab/>{ prepare_for_local_variables (); }</text:p>
      <text:p text:style-name="P12"><text:tab/> <text:s text:c="2"/>;</text:p>
      <text:p text:style-name="P12"/>
      <text:p text:style-name="P12">compound: subroutine</text:p>
      <text:p text:style-name="P12"><text:tab/><text:tab/>’{’ declarations statements ’}’</text:p>
      <text:p text:style-name="P12"><text:tab/> <text:s text:c="2"/>| subroutine</text:p>
      <text:p text:style-name="P12"><text:tab/><text:tab/>’{’ statements ’}’</text:p>
      <text:p text:style-name="P15"><text:tab/> <text:s text:c="2"/>;</text:p>
      <text:p text:style-name="P11"/>
      <text:p text:style-name="P11">Ora Bison può eseguire l'azione nella regola per <text:span text:style-name="T4">subroutine</text:span> senza decidere quale regola userà per <text:span text:style-name="T4">compound</text:span>.</text:p>
      <text:p text:style-name="P11"/>
      <text:p text:style-name="P10">3.5.6 – Uso dei riferimenti con nome</text:p>
      <text:p text:style-name="P11"/>
      <text:p text:style-name="P11">Mentre ogni valore semantico può essere accesso con riferimenti posizionali <text:span text:style-name="T4">$n</text:span> e <text:span text:style-name="T4">$$</text:span>, è spesso molto più conveniente riferircisi per nome. Prima di tutto. I nomi del simbolo originale possono essere usati come riferimento con nome. Per esempio:</text:p>
      <text:p text:style-name="P11"/>
      <text:p text:style-name="P16">invocation: op ’(’ args ’)’</text:p>
      <text:p text:style-name="P21"><text:s text:c="2"/>{ $invocation = new_invocation ($op, $args, @invocation); }</text:p>
      <text:p text:style-name="P11"/>
      <text:p text:style-name="P11">i posizionali <text:span text:style-name="T4">$$</text:span>, <text:span text:style-name="T4">@$</text:span>, <text:span text:style-name="T4">$n</text:span>, e <text:span text:style-name="T4">@n</text:span> possono essere mischiati arbitrariamente con <text:span text:style-name="T4">$name</text:span> e <text:span text:style-name="T4">@name</text:span>. Per esempio:</text:p>
      <text:p text:style-name="P11"/>
      <text:p text:style-name="P16">invocation: op ’(’ args ’)’</text:p>
      <text:p text:style-name="P21"><text:s text:c="3"/>{ $$ = new_invocation ($op, $args, @$); }</text:p>
      <text:p text:style-name="P11"/>
      <text:p text:style-name="P11"><text:soft-page-break/>Comunque, qualche volta i nomi dei simboli regolari non sono sufficienti per via delle ambiguità:</text:p>
      <text:p text:style-name="P11"/>
      <text:p text:style-name="P16">exp: exp ’/’ exp</text:p>
      <text:p text:style-name="P22"><text:s text:c="3"/>{ $exp = $exp / $exp; } // $exp is ambiguous.</text:p>
      <text:p text:style-name="P22"/>
      <text:p text:style-name="P22">exp: exp ’/’ exp</text:p>
      <text:p text:style-name="P22"><text:s text:c="3"/>{ $$ = $1 / $exp; } // One usage is ambiguous.</text:p>
      <text:p text:style-name="P22"/>
      <text:p text:style-name="P22">exp: exp ’/’ exp</text:p>
      <text:p text:style-name="P21"><text:s text:c="3"/>{ $$ = $1 / $3; } // No error.</text:p>
      <text:p text:style-name="P11"/>
      <text:p text:style-name="P11">Quando si presenta un'ambiguità, i nomi dichiarati esplicitamente possono essere usati per valori e locazioni. I nomi espliciti sono dichiarati come un nome un nome tra parentesi dopo l'apparizione di un simbolo nelle definizioni della regola.</text:p>
      <text:p text:style-name="P11">Per esempio:</text:p>
      <text:p text:style-name="P11"/>
      <text:p text:style-name="P16">exp[result]: exp[left] ’/’ exp[right]</text:p>
      <text:p text:style-name="P21"><text:s text:c="3"/>{ $result = $left / $right; }</text:p>
      <text:p text:style-name="P11"/>
      <text:p text:style-name="P11">i nomi espliciti possono essere dichiarati per RHS (e che cavolo è?, nd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TT10" svg:font-family="CMTT10"/>
    <style:font-face style:name="Free mon" svg:font-family="'Free mon'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 </meta:initial-creator>
    <meta:creation-date>2012-02-27T18:52:17</meta:creation-date>
    <dc:date>2012-03-01T11:35:12.10</dc:date>
    <meta:editing-duration>PT2H43M36S</meta:editing-duration>
    <meta:editing-cycles>17</meta:editing-cycles>
    <meta:generator>LibreOffice/3.5$Windows_x86 LibreOffice_project/7e68ba2-a744ebf-1f241b7-c506db1-7d53735</meta:generator>
    <meta:document-statistic meta:table-count="0" meta:image-count="0" meta:object-count="0" meta:page-count="6" meta:paragraph-count="135" meta:word-count="2406" meta:character-count="14716" meta:non-whitespace-character-count="12297"/>
  </office:meta>
</office:document-meta>
</file>